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101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ithout</text:p>
          </table:table-cell>
          <table:table-cell office:value-type="string" calcext:value-type="string">
            <text:p>with_sf9_200khzbw</text:p>
          </table:table-cell>
          <table:table-cell office:value-type="string" calcext:value-type="string">
            <text:p>with_sf9_400khzbw</text:p>
          </table:table-cell>
          <table:table-cell office:value-type="string" calcext:value-type="string">
            <text:p>with_sf9_800khzbw</text:p>
          </table:table-cell>
          <table:table-cell office:value-type="string" calcext:value-type="string">
            <text:p>with_sf9_1600khzbw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/00/0000</text:date>, <text:time style:data-style-name="N2" text:time-value="20:42:35.119458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0:18:43.642185968</meta:creation-date>
    <meta:generator>LibreOffice/5.1.6.2$Linux_X86_64 LibreOffice_project/10m0$Build-2</meta:generator>
    <dc:date>2018-10-31T20:49:20.175732578</dc:date>
    <meta:editing-duration>PT34M55S</meta:editing-duration>
    <meta:editing-cycles>4</meta:editing-cycles>
    <meta:document-statistic meta:table-count="1" meta:cell-count="1305" meta:object-count="0"/>
  </office:meta>
</office:document-meta>
</file>